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a4a5" officeooo:paragraph-rsid="0014a4a5"/>
    </style:style>
    <style:style style:name="P2" style:family="paragraph" style:parent-style-name="Standard">
      <style:text-properties officeooo:rsid="0014a4a5" officeooo:paragraph-rsid="0014a4a5"/>
    </style:style>
    <style:style style:name="T1" style:family="text">
      <style:text-properties officeooo:rsid="0015ac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oope</text:p>
      <text:p text:style-name="P1">1.class sản phẩm</text:p>
      <text:p text:style-name="P1">Thuộc tính :</text:p>
      <text:p text:style-name="P1">+ giá</text:p>
      <text:p text:style-name="P1">+ đánh giá của khách hàng</text:p>
      <text:p text:style-name="P1">+ số lượng đã bán</text:p>
      <text:p text:style-name="P1">+ loại hàng </text:p>
      <text:p text:style-name="P1">+ phí vận chuyển</text:p>
      <text:p text:style-name="P1">Phương thức</text:p>
      <text:p text:style-name="P1">+ thêm vào giỏ</text:p>
      <text:p text:style-name="P1">+ sử dụng mã giảm giá</text:p>
      <text:p text:style-name="P1">+ mua ngay</text:p>
      <text:p text:style-name="P1">+ đánh giá </text:p>
      <text:p text:style-name="P1">+ chia sẻ</text:p>
      <text:p text:style-name="P1">2. class Thông báo</text:p>
      <text:p text:style-name="P1">Thuộc tính</text:p>
      <text:p text:style-name="P1">+ khuyến mãi</text:p>
      <text:p text:style-name="P1">+ shoope live</text:p>
      <text:p text:style-name="P1">+ hoạt động</text:p>
      <text:p text:style-name="P1">+cập nhật shoope</text:p>
      <text:p text:style-name="P1">+ <text:s/>giải <text:s/>thưởng shoope</text:p>
      <text:p text:style-name="P1">Phương thức</text:p>
      <text:p text:style-name="P1">+ săn voucher</text:p>
      <text:p text:style-name="P1">+ xem live</text:p>
      <text:p text:style-name="P1">+ số lượng đơn đã bán</text:p>
      <text:p text:style-name="P1">+ shoope muốn lắng nghe bạn</text:p>
      <text:p text:style-name="P1">+ vòng quay đầu năm</text:p>
      <text:p text:style-name="P1">3.class voucher</text:p>
      <text:p text:style-name="P1">Thuộc tính</text:p>
      <text:p text:style-name="P1">+ vouvcher shoope</text:p>
      <text:p text:style-name="P1">+ <text:s/>vouvcher shop</text:p>
      <text:p text:style-name="P1">+ <text:s/>vouvcher freeship</text:p>
      <text:p text:style-name="P1">+ <text:s/>vouvcher khác</text:p>
      <text:p text:style-name="P1">+ tạo <text:s/>vouvcher</text:p>
      <text:p text:style-name="P1">Phương thức</text:p>
      <text:p text:style-name="P1">+ giảm 15%</text:p>
      <text:p text:style-name="P1">+giảm 100%</text:p>
      <text:p text:style-name="P1">+ giảm 5k</text:p>
      <text:p text:style-name="P1">+giảm 3K</text:p>
      <text:p text:style-name="P1">+giảm 100%</text:p>
      <text:p text:style-name="P1"/>
      <text:p text:style-name="P1">4. class của hàng</text:p>
      <text:p text:style-name="P1">Thuộc tính</text:p>
      <text:p text:style-name="P1">+ sản phẩm</text:p>
      <text:p text:style-name="P1">+ danh mục</text:p>
      <text:p text:style-name="P1">+ chính sách bán hàng</text:p>
      <text:p text:style-name="P1">+ đánh giá sản phẩm</text:p>
      <text:p text:style-name="P1">+ chat với shop</text:p>
      <text:p text:style-name="P1">Phương thức</text:p>
      <text:p text:style-name="P1">+ đánh giá sản phẩm</text:p>
      <text:p text:style-name="P1">+ thêm vào giả hàng</text:p>
      <text:p text:style-name="P1">+báo cáo</text:p>
      <text:p text:style-name="P1"><text:soft-page-break/>+ nhắn tin</text:p>
      <text:p text:style-name="P1">+theo dõi của hàng</text:p>
      <text:p text:style-name="P1"/>
      <text:p text:style-name="P1"><text:span text:style-name="T1">5</text:span>. class Tôi</text:p>
      <text:p text:style-name="P1">Thuộc tính</text:p>
      <text:p text:style-name="P1">+đơn nạp và thẻ</text:p>
      <text:p text:style-name="P1">+đánh giá của tôi</text:p>
      <text:p text:style-name="P1">+thiết lập tài khoản</text:p>
      <text:p text:style-name="P1">+trò chuyện với shoope</text:p>
      <text:p text:style-name="P1">+ trung tâm trợ giúp</text:p>
      <text:p text:style-name="P1">Phương thức</text:p>
      <text:p text:style-name="P1">+nạp thẻ</text:p>
      <text:p text:style-name="P1">+ đánh giá</text:p>
      <text:p text:style-name="P1">+mua lại</text:p>
      <text:p text:style-name="P1">+shoope tiếp thị liên kết</text:p>
      <text:p text:style-name="P1">+yêu cầu của tôi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20:17:13.794206277</meta:creation-date>
    <dc:date>2023-02-23T20:44:10.619829209</dc:date>
    <meta:editing-duration>PT5M5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66" meta:word-count="219" meta:character-count="936" meta:non-whitespace-character-count="775"/>
  </office:meta>
</office:document-meta>
</file>